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9e88" officeooo:paragraph-rsid="000f9e88"/>
    </style:style>
    <style:style style:name="P2" style:family="paragraph" style:parent-style-name="Standard">
      <style:text-properties officeooo:rsid="00110d70" officeooo:paragraph-rsid="00110d70"/>
    </style:style>
    <style:style style:name="T1" style:family="text">
      <style:text-properties officeooo:rsid="00110d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 -SWTP</text:p>
      <text:p text:style-name="P1"/>
      <text:p text:style-name="P1">- Als Anwender kann ich handschriftlich eine mathematische Gleichung aufschreiben, die über die Kamera von meiner App erkannt wird.</text:p>
      <text:p text:style-name="P1"/>
      <text:p text:style-name="P1">- Als Anwender kann ich eine maschinell geschriebene Formel <text:span text:style-name="T1">ein</text:span>tippen, die meine App über die Kamera erkennt.</text:p>
      <text:p text:style-name="P1"/>
      <text:p text:style-name="P1">- Als Anwender kann <text:span text:style-name="T1">ich meine bereits eingescannte und gelöste Formel, mit anderen Leuten teilen.</text:span></text:p>
      <text:p text:style-name="P1"/>
      <text:p text:style-name="P2">- Als Anwender kann ich mehrere Formeln einscannen, die meine App zeitgleich löst und diese Lösungen ausgibt.</text:p>
      <text:p text:style-name="P2"/>
      <text:p text:style-name="P2">- Als Anwender kann ich meine gelösten Gleichungen speichern, damit ich diese nicht nochmal neu berechnen mu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3:57:23.964886077</meta:creation-date>
    <dc:date>2019-04-17T14:18:05.481513577</dc:date>
    <meta:editing-duration>PT21S</meta:editing-duration>
    <meta:editing-cycles>1</meta:editing-cycles>
    <meta:document-statistic meta:table-count="0" meta:image-count="0" meta:object-count="0" meta:page-count="1" meta:paragraph-count="6" meta:word-count="88" meta:character-count="575" meta:non-whitespace-character-count="493"/>
    <meta:generator>LibreOffice/6.1.4.2$Linux_X86_64 LibreOffice_project/10$Build-2</meta:generator>
  </office:meta>
</office:document-meta>
</file>